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dd32" officeooo:paragraph-rsid="001cdd32"/>
    </style:style>
    <style:style style:name="P2" style:family="paragraph" style:parent-style-name="Standard">
      <style:text-properties officeooo:rsid="001e9260" officeooo:paragraph-rsid="001e9260"/>
    </style:style>
    <style:style style:name="P3" style:family="paragraph" style:parent-style-name="Standard">
      <style:text-properties officeooo:rsid="00200f50" officeooo:paragraph-rsid="00200f50"/>
    </style:style>
    <style:style style:name="P4" style:family="paragraph" style:parent-style-name="Standard">
      <style:text-properties officeooo:rsid="002534e5" officeooo:paragraph-rsid="002534e5"/>
    </style:style>
    <style:style style:name="P5" style:family="paragraph" style:parent-style-name="Standard">
      <style:text-properties officeooo:rsid="00277301" officeooo:paragraph-rsid="00277301"/>
    </style:style>
    <style:style style:name="P6" style:family="paragraph" style:parent-style-name="Standard">
      <style:text-properties officeooo:rsid="00257e8c" officeooo:paragraph-rsid="00257e8c"/>
    </style:style>
    <style:style style:name="P7" style:family="paragraph" style:parent-style-name="Standard">
      <style:text-properties officeooo:rsid="00285e20" officeooo:paragraph-rsid="00285e20"/>
    </style:style>
    <style:style style:name="P8" style:family="paragraph" style:parent-style-name="Standard">
      <style:text-properties officeooo:rsid="00285e20" officeooo:paragraph-rsid="0034615b"/>
    </style:style>
    <style:style style:name="P9" style:family="paragraph" style:parent-style-name="Standard">
      <style:text-properties officeooo:rsid="002910ae" officeooo:paragraph-rsid="002910ae"/>
    </style:style>
    <style:style style:name="P10" style:family="paragraph" style:parent-style-name="Standard">
      <style:text-properties officeooo:rsid="002910ae" officeooo:paragraph-rsid="002999b3"/>
    </style:style>
    <style:style style:name="P11" style:family="paragraph" style:parent-style-name="Standard">
      <style:text-properties officeooo:rsid="002910ae" officeooo:paragraph-rsid="002b6327"/>
    </style:style>
    <style:style style:name="P12" style:family="paragraph" style:parent-style-name="Standard">
      <style:text-properties officeooo:paragraph-rsid="002910ae"/>
    </style:style>
    <style:style style:name="P13" style:family="paragraph" style:parent-style-name="Standard">
      <style:text-properties officeooo:rsid="002999b3" officeooo:paragraph-rsid="002999b3"/>
    </style:style>
    <style:style style:name="P14" style:family="paragraph" style:parent-style-name="Standard">
      <style:text-properties officeooo:rsid="002aec3b" officeooo:paragraph-rsid="002aec3b"/>
    </style:style>
    <style:style style:name="P15" style:family="paragraph" style:parent-style-name="Standard">
      <style:text-properties officeooo:rsid="002b6327" officeooo:paragraph-rsid="002b6327"/>
    </style:style>
    <style:style style:name="P16" style:family="paragraph" style:parent-style-name="Standard">
      <style:text-properties officeooo:rsid="002ef532" officeooo:paragraph-rsid="002ef532"/>
    </style:style>
    <style:style style:name="P17" style:family="paragraph" style:parent-style-name="Standard">
      <style:text-properties officeooo:rsid="0032841e" officeooo:paragraph-rsid="0032841e"/>
    </style:style>
    <style:style style:name="P18" style:family="paragraph" style:parent-style-name="Standard">
      <style:text-properties officeooo:rsid="003564ab" officeooo:paragraph-rsid="003564ab"/>
    </style:style>
    <style:style style:name="P19" style:family="paragraph" style:parent-style-name="Standard">
      <style:text-properties officeooo:rsid="00373435" officeooo:paragraph-rsid="00373435"/>
    </style:style>
    <style:style style:name="P20" style:family="paragraph" style:parent-style-name="Standard">
      <style:text-properties officeooo:rsid="0037ceb1" officeooo:paragraph-rsid="0037ceb1"/>
    </style:style>
    <style:style style:name="P21" style:family="paragraph" style:parent-style-name="Standard">
      <style:text-properties officeooo:rsid="0035af63" officeooo:paragraph-rsid="0039f6f4"/>
    </style:style>
    <style:style style:name="P22" style:family="paragraph" style:parent-style-name="Standard">
      <style:text-properties officeooo:rsid="0037ee89" officeooo:paragraph-rsid="0037ee89"/>
    </style:style>
    <style:style style:name="P23" style:family="paragraph" style:parent-style-name="Standard">
      <style:text-properties officeooo:rsid="003a182e" officeooo:paragraph-rsid="003a182e"/>
    </style:style>
    <style:style style:name="P24" style:family="paragraph" style:parent-style-name="Standard">
      <style:text-properties officeooo:rsid="003b2d6d" officeooo:paragraph-rsid="003b2d6d"/>
    </style:style>
    <style:style style:name="T1" style:family="text">
      <style:text-properties officeooo:rsid="0021af01"/>
    </style:style>
    <style:style style:name="T2" style:family="text">
      <style:text-properties officeooo:rsid="0024907b"/>
    </style:style>
    <style:style style:name="T3" style:family="text">
      <style:text-properties officeooo:rsid="0024a132"/>
    </style:style>
    <style:style style:name="T4" style:family="text">
      <style:text-properties officeooo:rsid="0026397f"/>
    </style:style>
    <style:style style:name="T5" style:family="text">
      <style:text-properties officeooo:rsid="00285e20"/>
    </style:style>
    <style:style style:name="T6" style:family="text">
      <style:text-properties officeooo:rsid="002910ae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999b3" fo:background-color="#ffff00" loext:char-shading-value="0"/>
    </style:style>
    <style:style style:name="T9" style:family="text">
      <style:text-properties officeooo:rsid="002b9199" fo:background-color="#ffff00" loext:char-shading-value="0"/>
    </style:style>
    <style:style style:name="T10" style:family="text">
      <style:text-properties officeooo:rsid="002ef532" fo:background-color="#ffff00" loext:char-shading-value="0"/>
    </style:style>
    <style:style style:name="T11" style:family="text">
      <style:text-properties officeooo:rsid="0030e714" fo:background-color="#ffff00" loext:char-shading-value="0"/>
    </style:style>
    <style:style style:name="T12" style:family="text">
      <style:text-properties officeooo:rsid="002910ae" fo:background-color="#ffff00" loext:char-shading-value="0"/>
    </style:style>
    <style:style style:name="T13" style:family="text">
      <style:text-properties officeooo:rsid="00353ab1" fo:background-color="#ffff00" loext:char-shading-value="0"/>
    </style:style>
    <style:style style:name="T14" style:family="text">
      <style:text-properties officeooo:rsid="002aec3b"/>
    </style:style>
    <style:style style:name="T15" style:family="text">
      <style:text-properties officeooo:rsid="002b6327"/>
    </style:style>
    <style:style style:name="T16" style:family="text">
      <style:text-properties officeooo:rsid="002b9199"/>
    </style:style>
    <style:style style:name="T17" style:family="text">
      <style:text-properties officeooo:rsid="0030e714"/>
    </style:style>
    <style:style style:name="T18" style:family="text">
      <style:text-properties officeooo:rsid="0035af63"/>
    </style:style>
    <style:style style:name="T19" style:family="text">
      <style:text-properties officeooo:rsid="0037ceb1"/>
    </style:style>
    <style:style style:name="T20" style:family="text">
      <style:text-properties officeooo:rsid="0039f6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DES</text:p>
      <text:p text:style-name="P7">A del 1 al 127</text:p>
      <text:p text:style-name="P7">B del 128 al 191</text:p>
      <text:p text:style-name="P7">C del 192 al 2<text:span text:style-name="T18">23</text:span></text:p>
      <text:p text:style-name="P21"><text:span text:style-name="T20">D </text:span>del 224 al 239 está reservadas</text:p>
      <text:p text:style-name="P21"><text:span text:style-name="T20">E del </text:span>240 al 255 está reservadas</text:p>
      <text:p text:style-name="P5"/>
      <text:p text:style-name="P5"/>
      <text:p text:style-name="P5"/>
      <text:p text:style-name="P1"><text:span text:style-name="T3">Red</text:span> tipo A</text:p>
      <text:p text:style-name="P2"/>
      <text:p text:style-name="P2">IP: <text:span text:style-name="T2">255.0.0.0</text:span></text:p>
      <text:p text:style-name="P1"/>
      <text:p text:style-name="P1"><text:span text:style-name="T3">Red</text:span> tipo B</text:p>
      <text:p text:style-name="P1"/>
      <text:p text:style-name="P2">IP: <text:span text:style-name="T2">255.255.0.0</text:span></text:p>
      <text:p text:style-name="P1"/>
      <text:p text:style-name="P1"><text:span text:style-name="T3">Red</text:span> tipo C</text:p>
      <text:p text:style-name="P1"/>
      <text:p text:style-name="P2">IP: 255.255.255.0</text:p>
      <text:p text:style-name="P2"/>
      <text:p text:style-name="P3">0 Es para la red y 255 es para br<text:span text:style-name="T1">o</text:span>adcast, esos números están reservados para esos casos</text:p>
      <text:p text:style-name="P4">Para identificar bien el tipo de red hay que fijarse en el primer número antes del punto.</text:p>
      <text:p text:style-name="P4"/>
      <text:p text:style-name="P6">Para saber todas las ip que puede tener un pc hay que elevar 2 a los bits, por ejemplo un tipo B, QUE EQUIVALE A /16, seria 2*16 – 2 (el -2 es porque el 0 y el 255 son para <text:span text:style-name="T4">red</text:span> y para broadcast respectivamente)</text:p>
      <text:p text:style-name="P6"/>
      <text:p text:style-name="P5">Una red</text:p>
      <text:p text:style-name="P5"/>
      <text:p text:style-name="P5"/>
      <text:p text:style-name="P7">Ejemplo de i<text:span text:style-name="T6">p</text:span></text:p>
      <text:p text:style-name="P7">192.168.0.0</text:p>
      <text:p text:style-name="P12"><text:span text:style-name="T6">Ejercicio para dividir la red para que tenga cuatro segmentos con el mismo numero de equipos cada uno en la ip </text:span><text:span text:style-name="T5">192.168.0.0</text:span></text:p>
      <text:p text:style-name="P9">255.255.255.0/<text:span text:style-name="T14">24</text:span></text:p>
      <text:p text:style-name="P12"><text:s/><text:span text:style-name="T6">4 segementos = <text:s/>2*2</text:span></text:p>
      <text:p text:style-name="P9">2*2 = 4 → 00, 01, 10, 11</text:p>
      <text:p text:style-name="P13">osea que cogiendo 2 bits diferencias los segmentos de igual tamaño</text:p>
      <text:p text:style-name="P15">recordamos los numeritos encima de los bits:</text:p>
      <text:p text:style-name="P15">128, 64, 32, 16, 8, 4, 2, 1</text:p>
      <text:p text:style-name="P15">y con la suma de los que tienen un uno saca el ultimo byte</text:p>
      <text:p text:style-name="P15"/>
      <text:p text:style-name="P18">La mascara sera 255.255.255.192 porque son es la suma de los 2 bits 11 que son los que cogemos para los 4 segmentos</text:p>
      <text:p text:style-name="P9">11111111 11111111 11111111 <text:span text:style-name="T8">00</text:span>000000</text:p>
      <text:p text:style-name="P11">255.255.255.<text:span text:style-name="T13">192</text:span><text:span text:style-name="T16"> </text:span>/<text:span text:style-name="T14">2</text:span><text:span text:style-name="T15">6</text:span></text:p>
      <text:p text:style-name="P8">192.168.0. <text:span text:style-name="T12">0 – </text:span><text:span text:style-name="T9">63</text:span></text:p>
      <text:p text:style-name="P16">0 para red y 63 para broadcast</text:p>
      <text:p text:style-name="P10">11111111 11111111 11111111 <text:span text:style-name="T8">0</text:span><text:span text:style-name="T7">1</text:span>000000</text:p>
      <text:p text:style-name="P11">255.255.255.<text:span text:style-name="T13">192</text:span><text:span text:style-name="T16"> </text:span>/<text:span text:style-name="T14">2</text:span><text:span text:style-name="T15">6</text:span></text:p>
      <text:p text:style-name="P8">192.168.0. <text:span text:style-name="T9"><text:s/>64 – 127</text:span></text:p>
      <text:p text:style-name="P16"><text:soft-page-break/>64 para red y 127 para broadcast</text:p>
      <text:p text:style-name="P10">11111111 11111111 11111111 <text:span text:style-name="T7">1</text:span><text:span text:style-name="T8">0</text:span>000000</text:p>
      <text:p text:style-name="P11">255.255.255.<text:span text:style-name="T9">1</text:span><text:span text:style-name="T13">92</text:span><text:span text:style-name="T16"> </text:span>/<text:span text:style-name="T14">2</text:span><text:span text:style-name="T15">6</text:span></text:p>
      <text:p text:style-name="P8">192.168.0. <text:span text:style-name="T9"><text:s/>128 – 191</text:span></text:p>
      <text:p text:style-name="P16">128 para red y 191 para broadcast</text:p>
      <text:p text:style-name="P10">11111111 11111111 11111111 <text:span text:style-name="T7">11</text:span>000000</text:p>
      <text:p text:style-name="P11">255.255.255.<text:span text:style-name="T9">1</text:span><text:span text:style-name="T10">92</text:span><text:span text:style-name="T9"> </text:span>/<text:span text:style-name="T14">2</text:span><text:span text:style-name="T15">6</text:span></text:p>
      <text:p text:style-name="P8">192.168.0. <text:span text:style-name="T9"><text:s/>1</text:span><text:span text:style-name="T10">92</text:span><text:span text:style-name="T9"> – 25</text:span><text:span text:style-name="T11">5</text:span></text:p>
      <text:p text:style-name="P16">192 para red y 25<text:span text:style-name="T17">5</text:span> para broadcast</text:p>
      <text:p text:style-name="P17">Y LAS IP DE EN MEDIO SON PARA LOS EQUIPOS</text:p>
      <text:p text:style-name="P14">la mascara quedaria: /26</text:p>
      <text:p text:style-name="P14"/>
      <text:p text:style-name="P19"/>
      <text:p text:style-name="P19">Rango de equipos que podemos meter en una red</text:p>
      <text:p text:style-name="P19"/>
      <text:p text:style-name="P19">se saca con 2 elevado a los bytes menos 2 (reservado a red y broadcast), por ejemplo una mascara 255.0.0.0 tendrá 24 bytes reservados para equipos luego ppuedes poner 2*24 equipos =16.777.216-<text:span text:style-name="T19">2 = 16.777.214</text:span></text:p>
      <text:p text:style-name="P20">una mascara 255.255.255.0 tendria 2*8 -2 = 256 – 2 = 254</text:p>
      <text:p text:style-name="P20"/>
      <text:p text:style-name="P22">En el ejemplo de antes con 4 segmentos, <text:s/>hay que restarle 2 por cada segmento → 2*4 = 8, luego sería 2*8 – 8 = 256 -8 = 248</text:p>
      <text:p text:style-name="P22"/>
      <text:p text:style-name="P24">una ip 130..15.128.0/17</text:p>
      <text:p text:style-name="P24">tiene 17 bit para red por lo que tiene 15 bit para host = (2E15 huecos - 2) para host</text:p>
      <text:p text:style-name="P22"/>
      <text:p text:style-name="P22"/>
      <text:p text:style-name="P23">Video con ejercicios</text:p>
      <text:p text:style-name="P23"><text:a xlink:type="simple" xlink:href="https://www.youtube.com/watch?v=2yJiH5lV2NM" text:style-name="Internet_20_link" text:visited-style-name="Visited_20_Internet_20_Link">https://www.youtube.com/watch?v=2yJiH5lV2NM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17:23:07.621000000</meta:creation-date>
    <dc:date>2024-05-06T20:29:10.699000000</dc:date>
    <meta:editing-duration>PT5H49M36S</meta:editing-duration>
    <meta:editing-cycles>32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53" meta:word-count="415" meta:character-count="2188" meta:non-whitespace-character-count="1813"/>
  </office:meta>
</office:document-meta>
</file>